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Poppins" svg:font-family="Poppins" style:font-adornments="Regular" style:font-pitch="variable"/>
    <style:font-face style:name="Tahoma" svg:font-family="Tahoma" style:font-family-generic="system" style:font-pitch="variable"/>
  </office:font-face-decls>
  <office:automatic-styles>
    <style:style style:name="P1" style:family="paragraph" style:parent-style-name="Standard" style:list-style-name="L1">
      <style:text-properties officeooo:paragraph-rsid="001f4a58"/>
    </style:style>
    <style:style style:name="P2" style:family="paragraph" style:parent-style-name="List_20_Paragraph" style:list-style-name="WWNum19"/>
    <style:style style:name="P3" style:family="paragraph" style:parent-style-name="List_20_Paragraph" style:list-style-name="WWNum21"/>
    <style:style style:name="P4" style:family="paragraph" style:parent-style-name="Standard">
      <style:text-properties officeooo:rsid="00163afd" officeooo:paragraph-rsid="00163afd"/>
    </style:style>
    <style:style style:name="T1" style:family="text">
      <style:text-properties fo:font-weight="bold" style:font-weight-asian="bold" style:font-weight-complex="bold"/>
    </style:style>
    <style:style style:name="T2" style:family="text">
      <style:text-properties officeooo:rsid="001f4a5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TML Library</text:h>
      <text:p text:style-name="Standard">An easy-to-use .NET function library for parsing and directly handling HTML and similar markup languages that use angle-bracketed tags. It supports structures where opening tags may contain name="value" property assignments, such as XML.</text:p>
      <text:p text:style-name="Standard">This library isn't the same as other HTML processing libraries you will come across. Here, everything takes an object-based approach. You might start by parsing your HTML text into the object model, but afterward, until you render it back out as text, it is purely a tree of generic nodes that can be used in any way they need to be, whether for data processing and conversion, page reformatting and refactoring, or just programmatically building a new page from scratch using <text:span text:style-name="T1">for</text:span> loops.</text:p>
      <text:p text:style-name="Standard">{Line}</text:p>
      <text:h text:style-name="Heading_20_2" text:outline-level="2">Table of Contents</text:h>
      <text:p text:style-name="Standard">You can jump to any section of this page from the following list.</text:p>
      <text:p text:style-name="Standard"/>
      <text:list text:style-name="L1">
        <text:list-item>
          <text:p text:style-name="P1">{Link,25 Years of .NET,25-years-of-net}.</text:p>
        </text:list-item>
        <text:list-item>
          <text:p text:style-name="P1">{Link,Yet Another HTML Library,yet-another-html-library<text:span text:style-name="T2">}.</text:span></text:p>
        </text:list-item>
        <text:list-item>
          <text:p text:style-name="P1">{Link,Installation,installation}.</text:p>
        </text:list-item>
        <text:list-item>
          <text:p text:style-name="P1">{Link,Usage Notes,usage-notes}. Including a link to the full API documentation here on GitHub.</text:p>
        </text:list-item>
      </text:list>
      <text:p text:style-name="Standard"/>
      <text:p text:style-name="Standard">{Line}</text:p>
      <text:h text:style-name="Heading_20_2" text:outline-level="2">25 Years of .NET</text:h>
      <text:p text:style-name="Standard">Although .NET doesn't officially turn 25 until February 13, 2027, I'm starting the celebration a little early.</text:p>
      <text:p text:style-name="Standard">To commemorate 25 years since the public release of the .NET framework, I'm open sourcing this and several other of my long-lived libraries and applications. Most of these have only previously been used privately in our own internal company <text:soft-page-break/>productivity during the early 21st century but I hope they might find a number of new uses to complete in the next 25 years.</text:p>
      <text:p text:style-name="Standard">I have every intention of keeping these libraries and applications maintained, so if you happen to run into anything you would like to see added, changed, or repaired, just let me know in the Issues section and I'll get it done for you as time permits.</text:p>
      <text:p text:style-name="Standard">{Line}</text:p>
      <text:p text:style-name="Standard">Sincerely,</text:p>
      <text:p text:style-name="Standard" loext:marker-style-name="T1"><text:span text:style-name="T1">Daniel Patterson, MCSD (danielanywhere)</text:span><text:span text:style-name="T1"/></text:p>
      <text:p text:style-name="Standard">{Line}</text:p>
      <text:h text:style-name="Heading_20_2" text:outline-level="2">Yet Another HTML Library</text:h>
      <text:p text:style-name="Standard">HTML and XML are other of those areas where it seems like once people start to create a function library to handle the data, they insist on making it operate only in opinionated modes that enforce their own viewpoints of how they want to see that information working or fitting together.</text:p>
      <text:p text:style-name="Standard">After being frustrated too many times by the various limitations, quirks, and special coding requirements of the HTML handlers available circa 2000, I wrote my own generic handler to make sure I would be able to guarantee the productivity of any of my own systems that happened to require working easily and intuitively with angle braced data forms like HTML and XML.</text:p>
      <text:p text:style-name="Standard">There are no special cases other than whether or not various HTML4 opening tags have matching closing tags.</text:p>
      <text:p text:style-name="Standard">{Line}</text:p>
      <text:h text:style-name="Heading_20_3" text:outline-level="3">General Classes</text:h>
      <text:p text:style-name="Standard">In this library, the main container for HTML operations is <text:span text:style-name="T1">HtmlDocument</text:span>, which is inherited from <text:span text:style-name="T1">HtmlNodeItem</text:span>, which itself has a <text:span text:style-name="T1">Nodes</text:span> property that is a basic collection of <text:span text:style-name="T1">HtmlNodeItems</text:span>. There are predicate-based <text:span text:style-name="T1">FindMatch</text:span> and <text:span text:style-name="T1">FindMatches</text:span> functions to allow you to search throughout the tree using LINQ-like searches.</text:p>
      <text:p text:style-name="Standard"><text:soft-page-break/>An <text:span text:style-name="T1">HtmlNodeItem</text:span>, also has an <text:span text:style-name="T1">Attributes</text:span> property, a collection of <text:span text:style-name="T1">HtmlAttributeItem</text:span> objects, and a <text:span text:style-name="T1">Text</text:span> property that is used to capture the text occurring after the opening tag and before the content of the <text:span text:style-name="T1">Nodes</text:span> collection.</text:p>
      <text:p text:style-name="Standard">The <text:span text:style-name="T1">HtmlNodeItem.NodeType</text:span> property is a string value, so any kind of node type that can be expressed with text is a valid node type. For example, to create an HTML Paragraph element, you could write something like the following.</text:p>
      <text:p text:style-name="Standard">{Include,Usage\HowTo\ProgrammaticallyCreatingAnHTMLDocumentFromScratch.md}</text:p>
      <text:p text:style-name="Standard"/>
      <text:p text:style-name="Standard">That might be all you need to know to get started. Please stay tuned, however, there will be a lot more documentation coming soon.</text:p>
      <text:p text:style-name="Standard">{Line}</text:p>
      <text:h text:style-name="Heading_20_2" text:outline-level="2">Installation</text:h>
      <text:p text:style-name="Standard">You can include this library in any .NET project using any supported programming language or target system. This library compiles as <text:span text:style-name="T1">.NET Standard 2.0</text:span> and is available in <text:span text:style-name="T1">NuGet</text:span> as</text:p>
      <text:p text:style-name="Standard">{Center}{Bold}{Big}Dan's Html Library{/Big}{/Bold}{/Center}</text:p>
      <text:p text:style-name="Standard">{Line}</text:p>
      <text:p text:style-name="Standard" loext:marker-style-name="T1"><text:span text:style-name="T1">Instructions For Installation</text:span><text:span text:style-name="T1"/></text:p>
      <text:p text:style-name="Standard">In <text:span text:style-name="T1">Visual Studio Community</text:span> or <text:span text:style-name="T1">Visual Studio Professional</text:span> editions:</text:p>
      <text:list text:style-name="WWNum19">
        <text:list-item>
          <text:p text:style-name="P2">Right-click your project name in <text:span text:style-name="T1">Solution Explorer</text:span>.</text:p>
        </text:list-item>
        <text:list-item>
          <text:p text:style-name="P2">From the context menu, select <text:span text:style-name="T1">Manage NuGet Packages</text:span>.</text:p>
        </text:list-item>
        <text:list-item>
          <text:p text:style-name="P2">Click <text:span text:style-name="T1">Browse</text:span>.</text:p>
        </text:list-item>
        <text:list-item>
          <text:p text:style-name="P2">In the <text:span text:style-name="T1">Search</text:span> textbox, type <text:span text:style-name="T1">Dan's Html Library</text:span>.</text:p>
        </text:list-item>
        <text:list-item>
          <text:p text:style-name="P2">Accept the license agreement.</text:p>
        </text:list-item>
        <text:list-item>
          <text:p text:style-name="P2">In your code add the header line <text:span text:style-name="T1">using Html;</text:span></text:p>
        </text:list-item>
      </text:list>
      <text:p text:style-name="Standard">{Line}</text:p>
      <text:p text:style-name="Standard">In <text:span text:style-name="T1">Visual Studio Code</text:span>:</text:p>
      <text:list text:style-name="WWNum21">
        <text:list-item>
          <text:p text:style-name="P3">Run the command <text:span text:style-name="T1">NuGet: Add NuGet Package</text:span> (typically [Ctrl][Shift][P]).</text:p>
        </text:list-item>
        <text:list-item>
          <text:p text:style-name="P3"><text:soft-page-break/>If there are multiple projects in the solution, select the open project to which the package will be assigned.</text:p>
        </text:list-item>
        <text:list-item>
          <text:p text:style-name="P3">In the <text:span text:style-name="T1">Search</text:span> textbox, type <text:span text:style-name="T1">Dan's Html Library</text:span>.</text:p>
        </text:list-item>
        <text:list-item>
          <text:p text:style-name="P3">Select the package.</text:p>
        </text:list-item>
        <text:list-item>
          <text:p text:style-name="P3">Select the version you wish to apply.</text:p>
        </text:list-item>
      </text:list>
      <text:p text:style-name="Standard">{Line}</text:p>
      <text:h text:style-name="Heading_20_2" text:outline-level="2">Usage Notes</text:h>
      <text:p text:style-name="Standard">This library is intended to be used on any target system, avoiding any kind of Windows dependencies whatsoever.</text:p>
      <text:p text:style-name="Standard">You can read how-to articles in the growing library at <text:a xlink:type="simple" xlink:href="https://github.com/danielanywhere/Html/tree/main/Docs/Usage/HowTo" text:style-name="Internet_20_link" text:visited-style-name="Visited_20_Internet_20_Link"><text:span text:style-name="Internet_20_link"><text:span text:style-name="T1">Docs/Usage/HowTo</text:span></text:span></text:a>. If you don't find what you need right away, either check back soon or create an Issue about the subject and I will make sure it gets explained.</text:p>
      <text:p text:style-name="Standard">To see working examples of various uses of this library, see the <text:a xlink:type="simple" xlink:href="https://github.com/danielanywhere/Html/tree/main/Source/HtmlTests" text:style-name="Internet_20_link" text:visited-style-name="Visited_20_Internet_20_Link"><text:span text:style-name="Internet_20_link"><text:span text:style-name="T1">Source/HtmlTests</text:span></text:span></text:a> folder, where I add various tests and use-cases to a stand-alone application before publishing each version.</text:p>
      <text:p text:style-name="Standard">If you would like to see a bigger-picture view of the library in daily use, review some of the source of my other GitHub project <text:a xlink:type="simple" xlink:href="https://github.com/danielanywhere/MarkdownEditor" text:style-name="Internet_20_link" text:visited-style-name="Visited_20_Internet_20_Link"><text:span text:style-name="Internet_20_link"><text:span text:style-name="T1">danielanywhere/MarkdownEditor</text:span></text:span></text:a>. That project uses Dan's Html Library to perform almost all of the tasks that involve working directly with HTML.</text:p>
      <text:p text:style-name="Standard"/>
      <text:p text:style-name="P4">(This ReadMe file was created in LibreOffice Write!)</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Poppins" svg:font-family="Poppins" style:font-adornments="Regular"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font-name="Poppins" fo:font-family="Poppins"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Poppins" fo:font-family="Poppins" style:font-style-name="Regular"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Poppins" fo:font-family="Poppins" style:font-style-name="Regular"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Poppins" fo:font-family="Poppins" style:font-style-name="Regular"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Poppins" fo:font-family="Poppins" style:font-style-name="Regular"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Preformatted" style:family="paragraph" style:parent-style-name="Standard" loext:linked-style-name="Preformatted_20_Ch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Preformatted_20_Char" style:display-name="Preformatted Char" style:family="text" style:parent-style-name="Default_20_Paragraph_20_Font" loext:linked-style-name="Preformatte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Aptos" fo:font-family="Aptos" style:font-family-generic="roman" style:font-pitch="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ptos" fo:font-family="Aptos" style:font-family-generic="roman" style:font-pitch="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ptos" fo:font-family="Aptos"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Aptos" fo:font-family="Aptos"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Aptos" fo:font-family="Aptos"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ptos" fo:font-family="Aptos" style:font-family-generic="roman" style:font-pitch="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Aptos" fo:font-family="Aptos"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Aptos" fo:font-family="Aptos"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ptos" fo:font-family="Aptos" style:font-family-generic="roman" style:font-pitch="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Aptos" fo:font-family="Aptos" style:font-family-generic="roman" style:font-pitch="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Aptos" fo:font-family="Aptos" style:font-family-generic="roman" style:font-pitch="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ptos" fo:font-family="Aptos" style:font-family-generic="roman" style:font-pitch="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Aptos" fo:font-family="Aptos" style:font-family-generic="roman" style:font-pitch="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Aptos" fo:font-family="Aptos" style:font-family-generic="roman" style:font-pitch="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ptos" fo:font-family="Aptos"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Aptos" fo:font-family="Aptos"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Aptos" fo:font-family="Aptos"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ptos" fo:font-family="Aptos" style:font-family-generic="roman" style:font-pitch="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Aptos" fo:font-family="Aptos"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Aptos" fo:font-family="Aptos"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ptos" fo:font-family="Aptos" style:font-family-generic="roman" style:font-pitch="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ptos" fo:font-family="Aptos" style:font-family-generic="roman" style:font-pitch="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Aptos" fo:font-family="Aptos" style:font-family-generic="roman" style:font-pitch="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Aptos" fo:font-family="Aptos" style:font-family-generic="roman" style:font-pitch="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ptos" fo:font-family="Aptos" style:font-family-generic="roman" style:font-pitch="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Aptos" fo:font-family="Aptos"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Aptos" fo:font-family="Aptos"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ptos" fo:font-family="Aptos" style:font-family-generic="roman" style:font-pitch="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Aptos" fo:font-family="Aptos" style:font-family-generic="roman" style:font-pitch="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Aptos" fo:font-family="Aptos" style:font-family-generic="roman" style:font-pitch="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Aptos" fo:font-family="Aptos" style:font-family-generic="roman" style:font-pitch="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Aptos" fo:font-family="Aptos" style:font-family-generic="roman" style:font-pitch="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ptos" fo:font-family="Aptos" style:font-family-generic="roman" style:font-pitch="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Aptos" fo:font-family="Aptos" style:font-family-generic="roman" style:font-pitch="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Aptos" fo:font-family="Aptos" style:font-family-generic="roman" style:font-pitch="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ptos" fo:font-family="Aptos" style:font-family-generic="roman" style:font-pitch="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Aptos" fo:font-family="Aptos" style:font-family-generic="roman" style:font-pitch="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Aptos" fo:font-family="Aptos" style:font-family-generic="roman" style:font-pitch="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ptos" fo:font-family="Aptos" style:font-family-generic="roman" style:font-pitch="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Aptos" fo:font-family="Aptos" style:font-family-generic="roman" style:font-pitch="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Aptos" fo:font-family="Aptos" style:font-family-generic="roman" style:font-pitch="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ptos" fo:font-family="Aptos" style:font-family-generic="roman" style:font-pitch="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Aptos" fo:font-family="Aptos" style:font-family-generic="roman" style:font-pitch="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Aptos" fo:font-family="Aptos" style:font-family-generic="roman" style:font-pitch="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ptos" fo:font-family="Aptos" style:font-family-generic="roman" style:font-pitch="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Aptos" fo:font-family="Aptos" style:font-family-generic="roman" style:font-pitch="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Aptos" fo:font-family="Aptos" style:font-family-generic="roman" style:font-pitch="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Aptos" fo:font-family="Aptos" style:font-family-generic="roman" style:font-pitch="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Aptos" fo:font-family="Aptos" style:font-family-generic="roman" style:font-pitch="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Aptos" fo:font-family="Aptos" style:font-family-generic="roman" style:font-pitch="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Aptos" fo:font-family="Aptos" style:font-family-generic="roman" style:font-pitch="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text-properties style:font-name="Aptos" fo:font-family="Aptos" style:font-family-generic="roman" style:font-pitch="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text-properties style:font-name="Aptos" fo:font-family="Aptos" style:font-family-generic="roman" style:font-pitch="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Aptos" fo:font-family="Aptos" style:font-family-generic="roman" style:font-pitch="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text-properties style:font-name="Aptos" fo:font-family="Aptos" style:font-family-generic="roman" style:font-pitch="variable"/>
    </style:style>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text-properties style:font-name="Aptos" fo:font-family="Aptos" style:font-family-generic="roman" style:font-pitch="variable"/>
    </style:style>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style:font-name="Aptos" fo:font-family="Aptos" style:font-family-generic="roman" style:font-pitch="variable"/>
    </style:style>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text-properties style:font-name="Aptos" fo:font-family="Aptos" style:font-family-generic="roman" style:font-pitch="variable"/>
    </style:style>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text-properties style:font-name="Aptos" fo:font-family="Aptos" style:font-family-generic="roman" style:font-pitch="variable"/>
    </style:style>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text-properties style:font-name="Aptos" fo:font-family="Aptos" style:font-family-generic="roman" style:font-pitch="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text-properties style:font-name="Aptos" fo:font-family="Aptos" style:font-family-generic="roman" style:font-pitch="variable"/>
    </style:style>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text-properties style:font-name="Aptos" fo:font-family="Aptos" style:font-family-generic="roman" style:font-pitch="variable"/>
    </style:style>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style:font-name="Aptos" fo:font-family="Aptos" style:font-family-generic="roman" style:font-pitch="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text-properties style:font-name="Aptos" fo:font-family="Aptos" style:font-family-generic="roman" style:font-pitch="variable"/>
    </style:style>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text-properties style:font-name="Aptos" fo:font-family="Aptos" style:font-family-generic="roman" style:font-pitch="variable"/>
    </style:style>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Daniel Patterson</meta:initial-creator>
    <meta:editing-cycles>1130</meta:editing-cycles>
    <meta:creation-date>2024-12-16T18:48:00</meta:creation-date>
    <dc:date>2025-08-06T14:12:42.169604500</dc:date>
    <meta:editing-duration>PT21H9M25S</meta:editing-duration>
    <meta:generator>LibreOffice/25.2.5.2$Windows_X86_64 LibreOffice_project/03d19516eb2e1dd5d4ccd751a0d6f35f35e08022</meta:generator>
    <meta:document-statistic meta:table-count="0" meta:image-count="0" meta:object-count="0" meta:page-count="4" meta:paragraph-count="57" meta:word-count="874" meta:character-count="5418" meta:non-whitespace-character-count="4616"/>
    <meta:user-defined meta:name="AppVersion">16.0000</meta:user-defined>
    <meta:template xlink:type="simple" xlink:actuate="onRequest" xlink:title="Normal.dotm" xlink:href=""/>
  </office:meta>
</office:document-meta>
</file>